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61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2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N" table:style-name="ta1">
        <table:table-column table:style-name="co1" table:default-cell-style-name="ce6"/>
        <table:table-column table:style-name="co2" table:default-cell-style-name="ce4"/>
        <table:table-column table:style-name="co3" table:number-columns-repeated="3" table:default-cell-style-name="ce4"/>
        <table:table-row table:style-name="ro1">
          <table:table-cell table:style-name="ce3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Taškų kieki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idurkis</text:p>
          </table:table-cell>
          <table:table-cell table:style-name="ce2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506306872276125" calcext:value-type="float">
            <text:p>0.050631</text:p>
          </table:table-cell>
          <table:table-cell office:value-type="float" office:value="22.1718746785689" calcext:value-type="float">
            <text:p>22.171875</text:p>
          </table:table-cell>
          <table:table-cell office:value-type="float" office:value="5.50361102350561" calcext:value-type="float">
            <text:p>5.503611</text:p>
          </table:table-cell>
          <table:table-cell office:value-type="float" office:value="4.35362304029104" calcext:value-type="float">
            <text:p>4.35362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97667479006091" calcext:value-type="float">
            <text:p>0.002977</text:p>
          </table:table-cell>
          <table:table-cell office:value-type="float" office:value="15.8619979438124" calcext:value-type="float">
            <text:p>15.861998</text:p>
          </table:table-cell>
          <table:table-cell office:value-type="float" office:value="3.05315203091158" calcext:value-type="float">
            <text:p>3.053152</text:p>
          </table:table-cell>
          <table:table-cell office:value-type="float" office:value="2.40445878378855" calcext:value-type="float">
            <text:p>2.404459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206090523949536" calcext:value-type="float">
            <text:p>0.000206</text:p>
          </table:table-cell>
          <table:table-cell office:value-type="float" office:value="10.6724805041908" calcext:value-type="float">
            <text:p>10.672481</text:p>
          </table:table-cell>
          <table:table-cell office:value-type="float" office:value="1.7070467322232" calcext:value-type="float">
            <text:p>1.707047</text:p>
          </table:table-cell>
          <table:table-cell office:value-type="float" office:value="1.32957634485331" calcext:value-type="float">
            <text:p>1.32957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05054760982459" calcext:value-type="float">
            <text:p>0.000011</text:p>
          </table:table-cell>
          <table:table-cell office:value-type="float" office:value="6.59366336490061" calcext:value-type="float">
            <text:p>6.593663</text:p>
          </table:table-cell>
          <table:table-cell office:value-type="float" office:value="0.957794000778027" calcext:value-type="float">
            <text:p>0.957794</text:p>
          </table:table-cell>
          <table:table-cell office:value-type="float" office:value="0.740512862082547" calcext:value-type="float">
            <text:p>0.74051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464183006503305" calcext:value-type="float">
            <text:p>0.000000</text:p>
          </table:table-cell>
          <table:table-cell office:value-type="float" office:value="4.02765459249104" calcext:value-type="float">
            <text:p>4.027655</text:p>
          </table:table-cell>
          <table:table-cell office:value-type="float" office:value="0.537709536885459" calcext:value-type="float">
            <text:p>0.537710</text:p>
          </table:table-cell>
          <table:table-cell office:value-type="float" office:value="0.413857295930088" calcext:value-type="float">
            <text:p>0.41385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Taškų kieki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idurkis</text:p>
          </table:table-cell>
          <table:table-cell table:style-name="ce2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 00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Taškų kieki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Vidurkis</text:p>
          </table:table-cell>
          <table:table-cell table:style-name="ce2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000 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9:15:05.1105969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2-11T19:15:12.129049466</dc:date>
    <meta:editing-duration>PT6M6S</meta:editing-duration>
    <meta:editing-cycles>2</meta:editing-cycles>
    <meta:generator>LibreOffice/25.8.4.2$Linux_X86_64 LibreOffice_project/580$Build-2</meta:generator>
    <meta:document-statistic meta:table-count="1" meta:cell-count="53" meta:object-count="0"/>
  </office:meta>
</office:document-meta>
</file>